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480000002037646962A2936A31.png" manifest:media-type="image/png"/>
  <manifest:file-entry manifest:full-path="Pictures/10000001000000480000002060C27DE631800750.png" manifest:media-type="image/png"/>
  <manifest:file-entry manifest:full-path="Pictures/100000010000004800000020312E77651683C578.png" manifest:media-type="image/png"/>
  <manifest:file-entry manifest:full-path="Pictures/1000000100000048000000207AE8C37133A82DDE.png" manifest:media-type="image/png"/>
  <manifest:file-entry manifest:full-path="Pictures/10000001000000480000002091756E93DF3F714F.png" manifest:media-type="image/png"/>
  <manifest:file-entry manifest:full-path="Pictures/10000001000000480000002049EC16D5D629C30B.png" manifest:media-type="image/png"/>
  <manifest:file-entry manifest:full-path="Pictures/1000000100000048000000200491D664D842951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634cm" fo:min-width="1.44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34cm" fo:min-width="1.79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634cm" fo:min-width="3.566cm"/>
      <style:paragraph-properties style:writing-mode="lr-tb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00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5.70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frame draw:style-name="gr1" draw:text-style-name="P1" draw:layer="layout" svg:width="1.904cm" svg:height="0.846cm" svg:x="2.75cm" svg:y="8.904cm">
            <draw:image xlink:href="Pictures/10000001000000480000002060C27DE631800750.png" xlink:type="simple" xlink:show="embed" xlink:actuate="onLoad" draw:mime-type="image/png">
              <text:p/>
            </draw:image>
          </draw:frame>
          <draw:frame draw:style-name="gr1" draw:text-style-name="P1" draw:layer="layout" svg:width="2.126cm" svg:height="0.945cm" svg:x="4.374cm" svg:y="3.75cm">
            <draw:image xlink:href="Pictures/1000000100000048000000207AE8C37133A82DDE.png" xlink:type="simple" xlink:show="embed" xlink:actuate="onLoad" draw:mime-type="image/png">
              <text:p/>
            </draw:image>
          </draw:frame>
          <draw:g>
            <draw:custom-shape draw:style-name="gr2" draw:text-style-name="P2" xml:id="id1" draw:id="id1" draw:layer="layout" svg:width="2.75cm" svg:height="1.25cm" svg:x="2.75cm" svg:y="4.5cm">
              <text:p text:style-name="P2">idle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xml:id="id2" draw:id="id2" draw:layer="layout" svg:width="3.25cm" svg:height="1.25cm" svg:x="3.25cm" svg:y="9.75cm">
              <text:p text:style-name="P2">patrol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xml:id="id4" draw:id="id4" draw:layer="layout" svg:width="5.75cm" svg:height="1.25cm" svg:x="13cm" svg:y="7.75cm">
              <text:p text:style-name="P2">anticipation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xml:id="id3" draw:id="id3" draw:layer="layout" svg:width="3.25cm" svg:height="1.25cm" svg:x="8cm" svg:y="8cm">
              <text:p text:style-name="P2">chase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xml:id="id6" draw:id="id6" draw:layer="layout" svg:width="3.25cm" svg:height="1.25cm" svg:x="8.5cm" svg:y="4.5cm">
              <text:p text:style-name="P2">hurt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xml:id="id5" draw:id="id5" draw:layer="layout" svg:width="3.25cm" svg:height="1.25cm" svg:x="14.25cm" svg:y="10.25cm">
              <text:p text:style-name="P2">attack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text-style-name="P1" draw:layer="layout" draw:type="curve" svg:x1="3.152cm" svg:y1="5.567cm" svg:x2="3.25cm" svg:y2="10.375cm" draw:start-shape="id1" draw:start-glue-point="7" draw:end-shape="id2" draw:end-glue-point="6" svg:d="M3152 5567c0 3276-202 2730-365 3113s-288 1695 463 1695" svg:viewBox="0 0 588 4809">
              <text:p/>
            </draw:connector>
            <draw:connector draw:style-name="gr6" draw:text-style-name="P1" draw:layer="layout" draw:type="curve" svg:x1="6.5cm" svg:y1="10.375cm" svg:x2="8.476cm" svg:y2="9.067cm" draw:start-shape="id2" draw:start-glue-point="10" draw:end-shape="id3" draw:end-glue-point="7" svg:d="M6500 10375c1318 0 1976-436 1976-1308" svg:viewBox="0 0 1977 1309">
              <text:p/>
            </draw:connector>
            <draw:connector draw:style-name="gr6" draw:text-style-name="P1" draw:layer="layout" draw:type="curve" svg:x1="11.25cm" svg:y1="8.625cm" svg:x2="13cm" svg:y2="8.375cm" draw:start-shape="id3" draw:start-glue-point="10" draw:end-shape="id4" draw:end-glue-point="6" svg:d="M11250 8625c1314 0 439-250 1750-250" svg:viewBox="0 0 1751 251">
              <text:p/>
            </draw:connector>
            <draw:connector draw:style-name="gr6" draw:text-style-name="P1" draw:layer="layout" draw:type="curve" svg:x1="15.875cm" svg:y1="9cm" svg:x2="15.875cm" svg:y2="10.25cm" draw:start-shape="id4" draw:start-glue-point="8" draw:end-shape="id5" draw:end-glue-point="4" svg:d="M15875 9000v1250" svg:viewBox="0 0 1 1251">
              <text:p/>
            </draw:connector>
            <draw:connector draw:style-name="gr6" draw:text-style-name="P1" draw:layer="layout" draw:type="curve" svg:x1="14.25cm" svg:y1="10.875cm" svg:x2="10.774cm" svg:y2="9.067cm" draw:start-shape="id5" draw:start-glue-point="6" draw:end-shape="id3" draw:end-glue-point="9" svg:d="M14250 10875c-2318 0-3476-602-3476-1808" svg:viewBox="0 0 3477 1809">
              <text:p/>
            </draw:connector>
            <draw:connector draw:style-name="gr6" draw:text-style-name="P1" draw:layer="layout" draw:type="curve" svg:x1="5.5cm" svg:y1="5.125cm" svg:x2="8.5cm" svg:y2="5.125cm" draw:start-shape="id1" draw:start-glue-point="10" draw:end-shape="id6" draw:end-glue-point="6" svg:d="M5500 5125h3000" svg:viewBox="0 0 3001 1">
              <text:p/>
            </draw:connector>
            <draw:connector draw:style-name="gr6" draw:text-style-name="P1" draw:layer="layout" draw:type="curve" draw:line-skew="-1.126cm" svg:x1="6.024cm" svg:y1="9.933cm" svg:x2="8.976cm" svg:y2="5.567cm" draw:start-shape="id2" draw:start-glue-point="11" draw:end-shape="id6" draw:end-glue-point="7" svg:d="M6024 9933c0-4962 2952-2779 2952-4366" svg:viewBox="0 0 2953 4367">
              <text:p/>
            </draw:connector>
            <draw:connector draw:style-name="gr6" draw:text-style-name="P1" draw:layer="layout" draw:type="curve" svg:x1="15.875cm" svg:y1="7.75cm" svg:x2="11.274cm" svg:y2="5.567cm" draw:start-shape="id4" draw:start-glue-point="4" draw:end-shape="id6" draw:end-glue-point="9" svg:d="M15875 7750c0-1498-4601-407-4601-2183" svg:viewBox="0 0 4602 2184">
              <text:p/>
            </draw:connector>
            <draw:connector draw:style-name="gr5" draw:text-style-name="P1" draw:layer="layout" draw:type="curve" svg:x1="10.125cm" svg:y1="5.75cm" svg:x2="9.625cm" svg:y2="8cm" draw:start-shape="id6" draw:start-glue-point="8" draw:end-shape="id3" draw:end-glue-point="4" svg:d="M10125 5750c0 1689-500 564-500 2250" svg:viewBox="0 0 501 2251">
              <text:p/>
            </draw:connector>
            <draw:custom-shape draw:style-name="gr3" draw:text-style-name="P2" xml:id="id7" draw:id="id7" draw:layer="layout" svg:width="3.25cm" svg:height="1.25cm" svg:x="14.25cm" svg:y="4.5cm">
              <text:p text:style-name="P2">dead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6" draw:text-style-name="P1" draw:layer="layout" draw:type="line" svg:x1="11.75cm" svg:y1="5.125cm" svg:x2="14.25cm" svg:y2="5.125cm" draw:start-shape="id6" draw:start-glue-point="10" draw:end-shape="id7" draw:end-glue-point="6" svg:d="M11750 5125h2500" svg:viewBox="0 0 2501 1">
              <text:p/>
            </draw:connector>
            <draw:frame draw:style-name="gr1" draw:text-style-name="P1" draw:layer="layout" svg:width="1.904cm" svg:height="0.846cm" svg:x="16.596cm" svg:y="3.75cm">
              <draw:image xlink:href="Pictures/10000001000000480000002049EC16D5D629C30B.png" xlink:type="simple" xlink:show="embed" xlink:actuate="onLoad" draw:mime-type="image/png">
                <text:p/>
              </draw:image>
            </draw:frame>
            <draw:connector draw:style-name="gr5" draw:text-style-name="P1" draw:layer="layout" draw:type="curve" svg:x1="5.098cm" svg:y1="5.567cm" svg:x2="8cm" svg:y2="8.625cm" draw:start-shape="id1" draw:start-glue-point="9" draw:end-shape="id3" draw:end-glue-point="6" svg:d="M5098 5567c0 2039 967 3058 2902 3058" svg:viewBox="0 0 2903 3059">
              <text:p/>
            </draw:connector>
          </draw:g>
          <draw:frame draw:style-name="gr1" draw:text-style-name="P1" draw:layer="layout" svg:width="1.904cm" svg:height="0.846cm" svg:x="9.009cm" svg:y="9.5cm">
            <draw:image xlink:href="Pictures/1000000100000048000000200491D664D842951D.png" xlink:type="simple" xlink:show="embed" xlink:actuate="onLoad" draw:mime-type="image/png">
              <text:p/>
            </draw:image>
          </draw:frame>
          <draw:frame draw:style-name="gr1" draw:text-style-name="P1" draw:layer="layout" svg:width="1.904cm" svg:height="0.846cm" svg:x="16.25cm" svg:y="6.904cm">
            <draw:image xlink:href="Pictures/10000001000000480000002091756E93DF3F714F.png" xlink:type="simple" xlink:show="embed" xlink:actuate="onLoad" draw:mime-type="image/png">
              <text:p/>
            </draw:image>
          </draw:frame>
          <draw:frame draw:style-name="gr1" draw:text-style-name="P1" draw:layer="layout" svg:width="1.904cm" svg:height="0.846cm" svg:x="16.352cm" svg:y="11.463cm">
            <draw:image xlink:href="Pictures/10000001000000480000002037646962A2936A31.png" xlink:type="simple" xlink:show="embed" xlink:actuate="onLoad" draw:mime-type="image/png">
              <text:p/>
            </draw:image>
          </draw:frame>
          <draw:frame draw:style-name="gr1" draw:text-style-name="P1" draw:layer="layout" svg:width="2.251cm" svg:height="1cm" svg:x="10cm" svg:y="3.5cm">
            <draw:image xlink:href="Pictures/100000010000004800000020312E77651683C578.png" xlink:type="simple" xlink:show="embed" xlink:actuate="onLoad" draw:mime-type="image/png">
              <text:p/>
            </draw:image>
          </draw:frame>
        </draw:g>
        <draw:frame draw:style-name="gr7" draw:text-style-name="P3" draw:layer="layout" svg:width="0.502cm" svg:height="1.673cm" svg:x="8.5cm" svg:y="11cm">
          <draw:text-box>
            <text:p/>
            <text:p/>
          </draw:text-box>
        </draw:frame>
        <draw:frame draw:style-name="gr8" draw:text-style-name="P3" draw:layer="layout" svg:width="8.102cm" svg:height="1.673cm" svg:x="6.449cm" svg:y="1.577cm">
          <draw:text-box>
            <text:p text:style-name="P4">Enemigo Melee</text:p>
            <text:p>Maquina de estados finitos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09T20:22:54.869000000</meta:creation-date>
    <dc:date>2022-02-11T19:58:32.852000000</dc:date>
    <meta:editing-duration>PT1H25M45S</meta:editing-duration>
    <meta:editing-cycles>8</meta:editing-cycles>
    <meta:generator>LibreOffice/7.2.3.2$Windows_X86_64 LibreOffice_project/d166454616c1632304285822f9c83ce2e660fd92</meta:generator>
    <meta:document-statistic meta:object-count="29"/>
  </office:meta>
</office:document-meta>
</file>